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D4+ T cell Hyperinsulemia what the fuck why is this not below the bar</text:p>
          </draw:text-box>
        </draw:frame>
        <draw:frame presentation:style-name="pr2" draw:layer="layout" svg:width="25.5cm" svg:height="7cm" svg:x="1.5cm" svg:y="13cm" presentation:class="outline">
          <draw:text-box>
            <text:list text:style-name="L2">
              <text:list-item>
                <text:p>An investigation upon human biolog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Contents</text:p>
          </draw:text-box>
        </draw:frame>
        <draw:frame presentation:style-name="pr5" draw:layer="layout" svg:width="24.13cm" svg:height="13cm" svg:x="3.048cm" svg:y="5.588cm" presentation:class="outline">
          <draw:text-box>
            <text:list text:style-name="L3">
              <text:list-item>
                <text:p text:style-name="P2"><text:s/>Introduction</text:p>
              </text:list-item>
              <text:list-item>
                <text:p text:style-name="P2"><text:s/>HowisthemodelModeled</text:p>
              </text:list-item>
              <text:list-item>
                <text:p text:style-name="P2"><text:s/>Reduction</text:p>
              </text:list-item>
              <text:list-item>
                <text:p text:style-name="P2"><text:s/>Reproduction</text:p>
              </text:list-item>
              <text:list-item>
                <text:p text:style-name="P2"><text:s/>Asynchronous Update</text:p>
              </text:list-item>
              <text:list-item>
                <text:p text:style-name="P2"><text:s/>Curing the world of fatness</text:p>
              </text:list-item>
              <text:list-item>
                <text:p text:style-name="P2"><text:s/>Curing AI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Looking for Volun-T-eer Helper Cells<text:tab/>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Graph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54cm" presentation:class="title" presentation:user-transformed="true">
          <draw:text-box>
            <text:p>Obesity-associated chronic inflammation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Nutrient intake</text:p>
              </text:list-item>
              <text:list-item>
                <text:p><text:s/>Fat cell response</text:p>
              </text:list-item>
              <text:list-item>
                <text:p><text:s/>Insulin</text:p>
              </text:list-item>
              <text:list-item>
                <text:p><text:s/>T cell chronic infla</text:p>
              </text:list-item>
              <text:list-item>
                <text:p><text:s/>Diabetes &amp; Metabolic Syndr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Boolean next top-model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Microenvironment (compulation of extrinsic Transcription Factors (TFs))</text:p>
              </text:list-item>
              <text:list-item>
                <text:p><text:s/>Intrinsic factors (highly connected) </text:p>
                <text:list>
                  <text:list-item>
                    <text:p><text:s/>Determine Cell Type By Rule set</text:p>
                  </text:list-item>
                </text:list>
              </text:list-item>
              <text:list-item>
                <text:p><text:s/>Insulin -| IL10</text:p>
              </text:list-item>
              <text:list-item>
                <text:p/>
              </text:list-item>
              <text:list-item>
                <text:p><text:s/>2 figures (theirs + ours simplifie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Reduction 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Reduction method: Bool algebra algorithm</text:p>
              </text:list-item>
              <text:list-item>
                <text:p><text:s/>Compare GIN-sim, verification<text:tab/></text:p>
              </text:list-item>
              <text:list-item>
                <text:p><text:s/>No original model!!! BADD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Where does the data come from: Insulin<text:line-break/>TGFß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GFß boolean function (???) </text:p>
              </text:list-item>
              <text:list-item>
                <text:p/>
              </text:list-item>
              <text:list-item>
                <text:p><text:s/>How does insulin affect cell</text:p>
              </text:list-item>
              <text:list-item>
                <text:p><text:s/>Example Table (experiment)</text:p>
              </text:list-item>
              <text:list-item>
                <text:p><text:s/>INS -| IL10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Hypothesi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header>
                <text:p>Quotes:</text:p>
                <text:p>“Regulatory and Effector Cells coexist”</text:p>
                <text:p/>
                <text:p>“Insulin shifts equilibrium towards effector cells”</text:p>
                <text:p/>
                <text:p>“TGFß → both inflammatory + tolerance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Regulatory vs Effector Cell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Pink figure + visual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Regulatory vs Effector Cell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Small figure (2 or 3 lin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INSULIN te bad gui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Heatmap 2 (unte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INSULIN te bad gui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ansient Pertubations</text:p>
              </text:list-item>
              <text:list-item>
                <text:p><text:s/>Ugly Figure</text:p>
              </text:list-item>
              <text:list-item>
                <text:p><text:s/>Beautiful figures (Th17 / iTre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<text:span text:style-name="T1">TGFß </text:span>Paradox: To be or not to be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000000 → same final states sync vs async.</text:p>
              </text:list-item>
              <text:list-item>
                <text:p><text:s/>Helper figures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 text:style-name="P4"><text:span text:style-name="T2"><text:s/></text:span>BUT: all states, only 60% agreement</text:p>
              </text:list-item>
              <text:list-item>
                <text:p><text:s/>Boxplot 58 , 59 , 60</text:p>
              </text:list-item>
              <text:list-item>
                <text:p><text:s/>Boolnet crit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end discovered … good for few genes activated</text:p>
              </text:list-item>
              <text:list-item>
                <text:p><text:s/>Bad for (almost) all genes activ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Knock-Out/In Medication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y: Microenvironment + Insulin + Knock-Out = normal Cell type distribution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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/>
            <style:text-properties fo:font-family="OpenSymbol" style:font-charset="x-symbol" style:use-window-font-color="true" fo:font-size="45%"/>
          </text:list-level-style-bullet>
          <text:list-level-style-bullet text:level="3" text:bullet-char="">
            <style:list-level-properties text:space-before="1.6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2.4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3.2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4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4.8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5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6.4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7.2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family-generic="swiss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Semibold1" fo:font-family="'Source Sans Pro Semibold'" style:font-family-generic="swiss" fo:font-size="22pt" fo:font-weight="normal" style:font-weight-asian="normal" style:font-weight-complex="normal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Source Sans Pro Semibold1" fo:font-family="'Source Sans Pro Semibold'" style:font-family-generic="swiss" fo:font-size="18pt" fo:font-weight="normal" style:font-weight-asian="normal" style:font-weight-complex="normal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stroke="none" draw:fill="solid" draw:fill-color="#a7074b" draw:textarea-vertical-align="middle" draw:auto-grow-height="false" fo:min-height="0.88cm" fo:min-width="5.076cm"/>
    </style:style>
    <style:style style:name="Mpr1" style:family="presentation" style:parent-style-name="Alizarin-backgroundobjects">
      <style:graphic-properties draw:stroke="none" draw:fill="solid" draw:fill-color="#009353" draw:textarea-vertical-align="middle" draw:auto-grow-height="false" fo:min-height="1.248cm" fo:min-width="15.745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405cm"/>
    </style:style>
    <style:style style:name="Mpr5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0.405cm"/>
    </style:style>
    <style:style style:name="Mpr6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625cm"/>
    </style:style>
    <style:style style:name="Mpr7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864cm"/>
    </style:style>
    <style:style style:name="Mpr8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221cm"/>
    </style:style>
    <style:style style:name="Mpr9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1.219cm"/>
    </style:style>
    <style:style style:name="Mpr10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2.031cm"/>
    </style:style>
    <style:style style:name="Mpr11" style:family="presentation" style:parent-style-name="Alizarin-backgroundobjects">
      <style:graphic-properties draw:stroke="none" draw:fill="solid" draw:fill-color="#009353" draw:textarea-vertical-align="middle" draw:auto-grow-height="false" fo:min-height="1.621cm" fo:min-width="0.406cm"/>
    </style:style>
    <style:style style:name="Mpr1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6" style:family="presentation" style:parent-style-name="Alizarin0-backgroundobjects">
      <style:graphic-properties draw:stroke="none" draw:fill="none" draw:auto-grow-height="false" fo:min-height="1.501cm"/>
    </style:style>
    <style:style style:name="Mpr1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353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text-properties fo:font-weight="bold" style:font-weight-asian="bold" style:font-weight-complex="bold"/>
    </style:style>
    <style:style style:name="MP9" style:family="paragraph">
      <loext:graphic-properties draw:fill="none" draw:fill-color="#ffffff"/>
      <style:text-properties fo:font-weight="bold" style:font-weight-asian="bold" style:font-weight-complex="bold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loext:graphic-properties draw:fill="solid" draw:fill-color="#a7074b"/>
      <style:paragraph-properties fo:text-align="center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15.745cm" svg:height="1.248cm" draw:transform="rotate (1.57358885359809) translate (1.06cm 16.408cm)">
        <text:p/>
        <draw:enhanced-geometry svg:viewBox="0 0 21600 21600" draw:mirror-vertical="true" draw:mirror-horizontal="false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2.794cm" svg:y="2.032cm" presentation:class="title" presentation:placeholder="true">
        <draw:text-box/>
      </draw:frame>
      <draw:frame presentation:style-name="Alizarin-outline1" draw:layer="backgroundobjects" svg:width="24.13cm" svg:height="13cm" svg:x="3.048cm" svg:y="5.588cm" presentation:class="outline" presentation:placeholder="true">
        <draw:text-box/>
      </draw:frame>
      <draw:frame presentation:style-name="Mpr3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custom-shape presentation:style-name="Mpr4" draw:text-style-name="MP5" draw:layer="backgroundobjects" svg:width="0.405cm" svg:height="0.406cm" draw:transform="skewX (0.00244346095279206) rotate (1.57358885359809) translate (26.366cm 1.121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5" draw:text-style-name="MP5" draw:layer="backgroundobjects" svg:width="0.405cm" svg:height="0.405cm" draw:transform="skewX (0.00244346095279206) rotate (1.57358885359809) translate (6.047cm 1.066cm)">
        <text:p/>
        <draw:enhanced-geometry svg:viewBox="0 0 21600 21600" draw:mirror-vertical="false" draw:mirror-horizontal="false" draw:type="rectangle" draw:enhanced-path="M 0 0 L 21600 0 21600 21600 0 21600 0 0 Z N"/>
      </draw:custom-shape>
      <draw:frame draw:style-name="Mgr3" draw:text-style-name="MP9" draw:layer="backgroundobjects" svg:width="0.942cm" svg:height="0.988cm" svg:x="25.705cm" svg:y="1.27cm">
        <draw:text-box>
          <text:p text:style-name="MP8"><text:span text:style-name="MT1">1</text:span></text:p>
        </draw:text-box>
      </draw:frame>
      <draw:custom-shape presentation:style-name="Mpr6" draw:text-style-name="MP5" draw:layer="backgroundobjects" svg:width="1.625cm" svg:height="0.405cm" draw:transform="rotate (1.57358885359809) translate (2.797cm 2.288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7" draw:text-style-name="MP5" draw:layer="backgroundobjects" svg:width="0.864cm" svg:height="0.406cm" draw:transform="rotate (1.57358885359809) translate (3.607cm 1.524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8" draw:text-style-name="MP5" draw:layer="backgroundobjects" svg:width="1.221cm" svg:height="0.405cm" draw:transform="skewX (0.00244346095279206) rotate (1.57358885359809) translate (4.423cm 1.882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9" draw:text-style-name="MP5" draw:layer="backgroundobjects" svg:width="1.219cm" svg:height="0.406cm" draw:transform="rotate (1.57358885359809) translate (5.236cm 1.882cm)">
        <text:p text:style-name="MP17"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0" draw:text-style-name="MP5" draw:layer="backgroundobjects" svg:width="2.031cm" svg:height="0.405cm" draw:transform="rotate (1.57358885359809) translate (25.151cm 2.749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1" draw:text-style-name="MP5" draw:layer="backgroundobjects" svg:width="0.406cm" svg:height="1.621cm" draw:transform="rotate (1.57358885359809) translate (25.557cm 2.747cm)">
        <text:p/>
        <draw:enhanced-geometry svg:viewBox="0 0 21600 21600" draw:mirror-vertical="false" draw:mirror-horizont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2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3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3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14" draw:layer="backgroundobjects" svg:width="5.576cm" svg:height="1.13cm" draw:transform="rotate (-1.5707963267949) translate (21.704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custom-shape draw:style-name="Mgr4" draw:text-style-name="MP14" draw:layer="backgroundobjects" svg:width="5.576cm" svg:height="1.13cm" draw:transform="rotate (-1.5707963267949) translate (24.82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4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5" draw:text-style-name="MP18" draw:layer="backgroundobjects" svg:width="9cm" svg:height="1.5cm" svg:x="3cm" svg:y="19cm" presentation:class="footer">
        <draw:text-box>
          <text:p text:style-name="MP17"><presentation:footer/></text:p>
        </draw:text-box>
      </draw:frame>
      <draw:frame presentation:style-name="Mpr16" draw:text-style-name="MP19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draw:custom-shape draw:style-name="Mgr4" draw:text-style-name="MP14" draw:layer="backgroundobjects" svg:width="5.576cm" svg:height="1.13cm" draw:transform="rotate (-1.5707963267949) translate (26.361cm 1.20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14" draw:layer="backgroundobjects" svg:width="5.576cm" svg:height="1.13cm" draw:transform="rotate (-1.5707963267949) translate (23.263cm 1.204cm)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7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8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8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44:15.386197776</meta:creation-date>
    <meta:editing-duration>PT4H39M59S</meta:editing-duration>
    <meta:editing-cycles>21</meta:editing-cycles>
    <meta:generator>LibreOffice/6.0.7.3$Linux_X86_64 LibreOffice_project/00m0$Build-3</meta:generator>
    <dc:title>Alizarin</dc:title>
    <dc:date>2019-02-03T18:46:14.505090627</dc:date>
    <meta:document-statistic meta:object-count="113"/>
  </office:meta>
</office:document-meta>
</file>